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tifyEarMojo.addFileToEar( File theFile , String theFul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EarMojo.getArch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EarMojo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EarMojo.createCactusWar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actifyEarMojo.addEjbReferencesToWar( File theWa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CactifyEarMojo.createCactusWa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tifyEarMojo.cactifyApplicationXml( ApplicationXml theAppXm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actifyEarMojo.getOriginalApplicationXm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actifyEarMojo.getDes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EarMojo.execut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">
            <text:p text:style-name="Table_20_Contents">3</text:p>
          </table:table-cell>
          <table:table-cell office:value-type="float" office:value="95">
            <text:p text:style-name="Table_20_Contents">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